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5.801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Precio</text:p>
          </table:table-cell>
          <table:table-cell table:style-name="ce1" office:value-type="string" calcext:value-type="string">
            <text:p>Identidad de la carta</text:p>
          </table:table-cell>
        </table:table-row>
        <table:table-row table:style-name="ro1">
          <table:table-cell office:value-type="string" calcext:value-type="string">
            <text:p>Valgavoth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Roiling Vortex</text:p>
          </table:table-cell>
          <table:table-cell table:style-name="ce2" office:value-type="currency" office:currency="EUR" office:value="2.77" calcext:value-type="currency">
            <text:p>2,77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ound Reflection</text:p>
          </table:table-cell>
          <table:table-cell table:style-name="ce2" office:value-type="currency" office:currency="EUR" office:value="1.65" calcext:value-type="currency">
            <text:p>1,6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eathook Massacre II </text:p>
          </table:table-cell>
          <table:table-cell table:style-name="ce3" office:value-type="currency" office:currency="EUR" office:value="3.76" calcext:value-type="currency">
            <text:p>3,76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sychosis Crawler</text:p>
          </table:table-cell>
          <table:table-cell table:style-name="ce2" office:value-type="currency" office:currency="EUR" office:value="0.31" calcext:value-type="currency">
            <text:p>0,31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zorkin Needlehead</text:p>
          </table:table-cell>
          <table:table-cell table:style-name="ce2" office:value-type="currency" office:currency="EUR" office:value="2.69" calcext:value-type="currency">
            <text:p>2,69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eizan, Perverter of Truth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Underworld Dreams</text:p>
          </table:table-cell>
          <table:table-cell table:style-name="ce3" office:value-type="currency" office:currency="EUR" office:value="0.94" calcext:value-type="currency">
            <text:p>0,9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Hissing Miasma</text:p>
          </table:table-cell>
          <table:table-cell table:style-name="ce3" office:value-type="currency" office:currency="EUR" office:value="0.5" calcext:value-type="currency">
            <text:p>0,5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ug of Smothering</text:p>
          </table:table-cell>
          <table:table-cell table:style-name="ce3" office:value-type="currency" office:currency="EUR" office:value="0.35" calcext:value-type="currency">
            <text:p>0,35 €</text:p>
          </table:table-cell>
          <table:table-cell table:style-name="ce1"/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Nuclear Fallout</text:p>
          </table:table-cell>
          <table:table-cell table:style-name="ce4" office:value-type="currency" office:currency="EUR" office:value="2.14" calcext:value-type="currency">
            <text:p>2,1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animate </text:p>
          </table:table-cell>
          <table:table-cell table:style-name="ce4" office:value-type="currency" office:currency="EUR" office:value="6.2" calcext:value-type="currency">
            <text:p>6,2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ortured Existence </text:p>
          </table:table-cell>
          <table:table-cell table:style-name="ce4" office:value-type="currency" office:currency="EUR" office:value="7.1" calcext:value-type="currency">
            <text:p>7,1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ix </text:p>
          </table:table-cell>
          <table:table-cell table:style-name="ce4" office:value-type="currency" office:currency="EUR" office:value="3.12" calcext:value-type="currency">
            <text:p>3,1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hran Frostfang</text:p>
          </table:table-cell>
          <table:table-cell table:style-name="ce4" office:value-type="currency" office:currency="EUR" office:value="2.85" calcext:value-type="currency">
            <text:p>2,8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Liliana of the Veil </text:p>
          </table:table-cell>
          <table:table-cell table:style-name="ce4" office:value-type="currency" office:currency="EUR" office:value="14.43" calcext:value-type="currency">
            <text:p>14,43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armogoyf </text:p>
          </table:table-cell>
          <table:table-cell table:style-name="ce4" office:value-type="currency" office:currency="EUR" office:value="8" calcext:value-type="currency">
            <text:p>8,0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b Nixilis, the Adversary</text:p>
          </table:table-cell>
          <table:table-cell table:style-name="ce4" office:value-type="currency" office:currency="EUR" office:value="8.92" calcext:value-type="currency">
            <text:p>8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imic Vat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muggler’s Surprise</text:p>
          </table:table-cell>
          <table:table-cell table:style-name="ce4" office:value-type="currency" office:currency="EUR" office:value="3.08" calcext:value-type="currency">
            <text:p>3,0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mble Familiar</text:p>
          </table:table-cell>
          <table:table-cell table:style-name="ce4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ument of endurence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storm Surge</text:p>
          </table:table-cell>
          <table:table-cell table:style-name="ce4" office:value-type="currency" office:currency="EUR" office:value="0.53" calcext:value-type="currency">
            <text:p>0,5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 of the tombs</text:p>
          </table:table-cell>
          <table:table-cell table:style-name="ce4" office:value-type="currency" office:currency="EUR" office:value="9.11" calcext:value-type="currency">
            <text:p>9,11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xir of Immortality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di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lisman of Indulgence</text:p>
          </table:table-cell>
          <table:table-cell table:style-name="ce4" office:value-type="currency" office:currency="EUR" office:value="1.29" calcext:value-type="currency">
            <text:p>1,2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age Rites</text:p>
          </table:table-cell>
          <table:table-cell table:style-name="ce4"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e</text:p>
          </table:table-cell>
          <table:table-cell table:style-name="ce4" office:value-type="currency" office:currency="EUR" office:value="0.58" calcext:value-type="currency">
            <text:p>0,5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uring Sands</text:p>
          </table:table-cell>
          <table:table-cell table:style-name="ce4"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kdos Signet</text:p>
          </table:table-cell>
          <table:table-cell table:style-name="ce4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lWar Stone</text:p>
          </table:table-cell>
          <table:table-cell table:style-name="ce4" office:value-type="currency" office:currency="EUR" office:value="0.89" calcext:value-type="currency">
            <text:p>0,8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st Talent</text:p>
          </table:table-cell>
          <table:table-cell table:style-name="ce4" office:value-type="currency" office:currency="EUR" office:value="5.33" calcext:value-type="currency">
            <text:p>5,3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monic Prodigy</text:p>
          </table:table-cell>
          <table:table-cell table:style-name="ce4" office:value-type="currency" office:currency="EUR" office:value="2.82" calcext:value-type="currency">
            <text:p>2,8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uring Tenacity</text:p>
          </table:table-cell>
          <table:table-cell table:style-name="ce4" office:value-type="currency" office:currency="EUR" office:value="3.2" calcext:value-type="currency">
            <text:p>3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 Answers</text:p>
          </table:table-cell>
          <table:table-cell table:style-name="ce4" office:value-type="currency" office:currency="EUR" office:value="0.34" calcext:value-type="currency">
            <text:p>0,34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te of the DragonCaller</text:p>
          </table:table-cell>
          <table:table-cell table:style-name="ce4" office:value-type="currency" office:currency="EUR" office:value="4.63" calcext:value-type="currency">
            <text:p>4,6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dgemor Witch</text:p>
          </table:table-cell>
          <table:table-cell table:style-name="ce4" office:value-type="currency" office:currency="EUR" office:value="1.85" calcext:value-type="currency">
            <text:p>1,8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Covenant</text:p>
          </table:table-cell>
          <table:table-cell table:style-name="ce4" office:value-type="currency" office:currency="EUR" office:value="3.55" calcext:value-type="currency">
            <text:p>3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guine Bond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in reaction</text:p>
          </table:table-cell>
          <table:table-cell table:style-name="ce4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met</text:p>
          </table:table-cell>
          <table:table-cell office:value-type="string" calcext:value-type="string">
            <text:p>Monument of endurence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sa and Geralf</text:p>
          </table:table-cell>
          <table:table-cell table:style-name="ce4"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ftop Storm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croduality</text:p>
          </table:table-cell>
          <table:table-cell table:style-name="ce4"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na, Lich Queen</text:p>
          </table:table-cell>
          <table:table-cell table:style-name="ce4" office:value-type="currency" office:currency="EUR" office:value="4" calcext:value-type="currency">
            <text:p>4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almed Ascendant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hur, Glory’s Past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ptcaller Chariot</text:p>
          </table:table-cell>
          <table:table-cell table:style-name="ce4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Stella</text:p>
          </table:table-cell>
          <table:table-cell office:value-type="string" calcext:value-type="string">
            <text:p>Speel Pierc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side Barrag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Krenkro</text:p>
          </table:table-cell>
          <table:table-cell office:value-type="string" calcext:value-type="string">
            <text:p>Howlsquad Heavy</text:p>
          </table:table-cell>
          <table:table-cell table:style-name="ce4" office:value-type="currency" office:currency="EUR" office:value="0.9" calcext:value-type="currency">
            <text:p>0,9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halik Mons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rk Prospector</text:p>
          </table:table-cell>
          <table:table-cell table:style-name="ce4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 Warchief</text:p>
          </table:table-cell>
          <table:table-cell table:style-name="ce4" office:value-type="currency" office:currency="EUR" office:value="0.8" calcext:value-type="currency">
            <text:p>0,8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 Trashmaster</text:p>
          </table:table-cell>
          <table:table-cell table:style-name="ce4" office:value-type="currency" office:currency="EUR" office:value="7.6" calcext:value-type="currency">
            <text:p>7,6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dvelt Hordemaster</text:p>
          </table:table-cell>
          <table:table-cell table:style-name="ce4" office:value-type="currency" office:currency="EUR" office:value="2.05" calcext:value-type="currency">
            <text:p>2,0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ion Warboss</text:p>
          </table:table-cell>
          <table:table-cell table:style-name="ce4" office:value-type="currency" office:currency="EUR" office:value="0.65" calcext:value-type="currency">
            <text:p>0,6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ty Roastmaster</text:p>
          </table:table-cell>
          <table:table-cell table:style-name="ce4" office:value-type="currency" office:currency="EUR" office:value="0.95" calcext:value-type="currency">
            <text:p>0,95 €</text:p>
          </table:table-cell>
          <table:table-cell/>
        </table:table-row>
        <table:table-row table:style-name="ro1" table:number-rows-repeated="104850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8:51:17.2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05:01.144000000</meta:creation-date>
    <dc:date>2025-02-09T19:01:40.368000000</dc:date>
    <meta:editing-duration>PT1H1M5S</meta:editing-duration>
    <meta:editing-cycles>4</meta:editing-cycles>
    <meta:generator>LibreOffice/24.8.4.2$Windows_X86_64 LibreOffice_project/bb3cfa12c7b1bf994ecc5649a80400d06cd71002</meta:generator>
    <meta:document-statistic meta:table-count="1" meta:cell-count="128" meta:object-count="0"/>
  </office:meta>
</office:document-meta>
</file>